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rita</text:p>
      <text:p text:style-name="P2"/>
      <text:p text:style-name="P2">Il volto sullo specchio</text:p>
      <text:p text:style-name="P2">mostra ferita che non guarisce.</text:p>
      <text:p text:style-name="P2">Aghi di pino sul mio petto.</text:p>
      <text:p text:style-name="P2">Petali di luna sul volto tumefatto.</text:p>
      <text:p text:style-name="P2"/>
      <text:p text:style-name="P2">Ho strappato l'ultimo garofano</text:p>
      <text:p text:style-name="P2">sbocciato al balcone di sogno.</text:p>
      <text:p text:style-name="P2"/>
      <text:p text:style-name="P2">Vorrei ancora essere quello</text:p>
      <text:p text:style-name="P2">che hai conosciuto sui fili d'erba</text:p>
      <text:p text:style-name="P2">e strizzava l'occhio alla luna..</text:p>
      <text:p text:style-name="P2"/>
      <text:p text:style-name="Standard"><text:span text:style-name="T1">CB 2014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5:46:57.92</meta:creation-date>
    <dc:date>2014-11-12T05:16:19.61</dc:date>
    <meta:editing-duration>PT12M40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11" meta:word-count="48" meta:character-count="283"/>
  </office:meta>
</office:document-meta>
</file>